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DUAL_STAND ]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office:value-type="string">
            <text:p>S_DBLSHT.sti</text:p>
          </table:table-cell>
          <table:table-cell office:value-type="string">
            <text:p>Standing - Dual Pistols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ndex[ REGMALE ][ AIM_DUAL_STAND ]<text:tab/>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DUAL_STAND ]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DUAL_STAND ]<text:tab/>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office:value-type="string">
            <text:p>s_pistol_crouch_walk_aim.sti</text:p>
          </table:table-cell>
          <table:table-cell office:value-type="string">
            <text:p>Crouch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BURST ]<text:tab/>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FIRE_STAND_BURST_SPREAD ]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SHOOT_UNJAM ]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OUCH_SHOOT_UNJAM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SHOOT_UNJAM ]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FIRE_BURST_LOW_STAND ]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FIRE_LOW_STAND ]<text:tab/><text:tab/><text:tab/><text:tab/><text:tab/><text:tab/></text:p>
          </table:table-cell>
          <table:table-cell table:style-name="ce6"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CROUCHED_BURST ]<text:tab/>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BURST ]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IDE_STEP_WEAPON_RDY ]<text:tab/>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WEAPON_RDY ]<text:tab/>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LOW_SHOT_ALTERNATIVE_STAND ]<text:tab/>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LOW_BURST_ALTERNATIVE_STAND ]<text:tab/><text:tab/><text:tab/></text:p>
          </table:table-cell>
          <table:table-cell table:style-name="ce6"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LOW_UNJAM_ALTERNATIVE_STAND ]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ALTERNATIVE_RDY ]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IDE_STEP_ALTERNATIVE_RDY ]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6">06.01.2021</text:date>, <text:time>10:33:4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1-01-06T10:33:49.14</dc:date>
    <meta:editing-duration>PT15H50M20S</meta:editing-duration>
    <meta:editing-cycles>77</meta:editing-cycles>
    <meta:generator>OpenOffice/4.1.3$Win32 OpenOffice.org_project/413m1$Build-9783</meta:generator>
    <meta:document-statistic meta:table-count="3" meta:cell-count="911" meta:object-count="0"/>
  </office:meta>
</office:document-meta>
</file>